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NI2SAX.startElement( QName element , XMLAttributes attributes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raconianErro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2SAX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NI2SAX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getFeatureDefault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XPValidatorComponent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aconianErro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ValidatorComponent.reset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ValidatorComponent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ValidatorComponent.getAttributeTypeInfo( String attributeUri , String attribute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PValidatorComponent.getElement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aconianErrorHandler.Draconian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XPValidatorComponent.isIdAttribu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2SAX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symboliz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XNI.ignorableWhitespace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XNI.characters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NI2SAX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NI2SAX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NI2SAX.endElement( QName elemen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NI2SAX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2SAX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getError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PValidatorComponent.getPropertyDefault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2SAX.startDocument( XMLLocator locator , String encoding , NamespaceContext namespaceCon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PValidatorComponent.JAXPValidatorComponent( ValidatorHandler validator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AX2XNI.toQName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X2XNI.endElement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updateAttributes(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AX2XNI.au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NI2SAX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ValidatorComponent.resolveResource( String type , String ns , String publicId , String systemId , String bas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PValidatorComponent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XNI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XNI.startElement( String 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ValidatorComponent.is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ValidatorComponent.getAttributeTypeInfo( String attribute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XNI.toSAXException( XNIException x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2XNI.elementA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ValidatorComponent.getAttributeTypeInfo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